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October</text:p>
          </table:table-cell>
          <table:table-cell office:value-type="string" calcext:value-type="string">
            <text:p>14,</text:p>
          </table:table-cell>
          <table:table-cell office:value-type="float" office:value="1984" calcext:value-type="float">
            <text:p>19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C(4)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S(6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s HCO3</text:p>
          </table:table-cell>
          <table:table-cell table:number-columns-repeated="6"/>
          <table:table-cell office:value-type="string" calcext:value-type="string">
            <text:p>as SO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I</text:p>
          </table:table-cell>
          <table:table-cell office:value-type="float" office:value="24.3" calcext:value-type="float">
            <text:p>24.3</text:p>
          </table:table-cell>
          <table:table-cell office:value-type="float" office:value="700" calcext:value-type="float">
            <text:p>700</text:p>
          </table:table-cell>
          <table:table-cell office:value-type="float" office:value="7.32" calcext:value-type="float">
            <text:p>7.32</text:p>
          </table:table-cell>
          <table:table-cell office:value-type="float" office:value="308" calcext:value-type="float">
            <text:p>308</text:p>
          </table:table-cell>
          <table:table-cell office:value-type="float" office:value="165" calcext:value-type="float">
            <text:p>165</text:p>
          </table:table-cell>
          <table:table-cell office:value-type="float" office:value="25.4" calcext:value-type="float">
            <text:p>25.4</text:p>
          </table:table-cell>
          <table:table-cell office:value-type="float" office:value="5.1" calcext:value-type="float">
            <text:p>5.1</text:p>
          </table:table-cell>
          <table:table-cell office:value-type="float" office:value="14.2" calcext:value-type="float">
            <text:p>14.2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3</text:p>
          </table:table-cell>
          <table:table-cell office:value-type="float" office:value="24.6" calcext:value-type="float">
            <text:p>24.6</text:p>
          </table:table-cell>
          <table:table-cell office:value-type="float" office:value="730" calcext:value-type="float">
            <text:p>730</text:p>
          </table:table-cell>
          <table:table-cell office:value-type="float" office:value="7.23" calcext:value-type="float">
            <text:p>7.23</text:p>
          </table:table-cell>
          <table:table-cell office:value-type="float" office:value="316" calcext:value-type="float">
            <text:p>316</text:p>
          </table:table-cell>
          <table:table-cell office:value-type="float" office:value="168" calcext:value-type="float">
            <text:p>168</text:p>
          </table:table-cell>
          <table:table-cell office:value-type="float" office:value="28" calcext:value-type="float">
            <text:p>28</text:p>
          </table:table-cell>
          <table:table-cell office:value-type="float" office:value="3.9" calcext:value-type="float">
            <text:p>3.9</text:p>
          </table:table-cell>
          <table:table-cell office:value-type="float" office:value="14.8" calcext:value-type="float">
            <text:p>14.8</text:p>
          </table:table-cell>
          <table:table-cell office:value-type="float" office:value="1.1" calcext:value-type="float">
            <text:p>1.1</text:p>
          </table:table-cell>
          <table:table-cell office:value-type="float" office:value="3.5" calcext:value-type="float">
            <text:p>3.5</text:p>
          </table:table-cell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2</text:p>
          </table:table-cell>
          <table:table-cell office:value-type="float" office:value="24.7" calcext:value-type="float">
            <text:p>24.7</text:p>
          </table:table-cell>
          <table:table-cell office:value-type="float" office:value="720" calcext:value-type="float">
            <text:p>720</text:p>
          </table:table-cell>
          <table:table-cell office:value-type="float" office:value="7.2" calcext:value-type="float">
            <text:p>7.2</text:p>
          </table:table-cell>
          <table:table-cell office:value-type="float" office:value="315" calcext:value-type="float">
            <text:p>315</text:p>
          </table:table-cell>
          <table:table-cell office:value-type="float" office:value="169" calcext:value-type="float">
            <text:p>169</text:p>
          </table:table-cell>
          <table:table-cell office:value-type="float" office:value="26.2" calcext:value-type="float">
            <text:p>26.2</text:p>
          </table:table-cell>
          <table:table-cell office:value-type="float" office:value="3.9" calcext:value-type="float">
            <text:p>3.9</text:p>
          </table:table-cell>
          <table:table-cell office:value-type="float" office:value="14.3" calcext:value-type="float">
            <text:p>14.3</text:p>
          </table:table-cell>
          <table:table-cell office:value-type="float" office:value="1.1" calcext:value-type="float">
            <text:p>1.1</text:p>
          </table:table-cell>
          <table:table-cell office:value-type="float" office:value="5.8" calcext:value-type="float">
            <text:p>5.8</text:p>
          </table:table-cell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1</text:p>
          </table:table-cell>
          <table:table-cell office:value-type="float" office:value="24.3" calcext:value-type="float">
            <text:p>24.3</text:p>
          </table:table-cell>
          <table:table-cell office:value-type="float" office:value="730" calcext:value-type="float">
            <text:p>730</text:p>
          </table:table-cell>
          <table:table-cell office:value-type="float" office:value="7.24" calcext:value-type="float">
            <text:p>7.24</text:p>
          </table:table-cell>
          <table:table-cell office:value-type="float" office:value="310" calcext:value-type="float">
            <text:p>310</text:p>
          </table:table-cell>
          <table:table-cell office:value-type="float" office:value="168" calcext:value-type="float">
            <text:p>168</text:p>
          </table:table-cell>
          <table:table-cell office:value-type="float" office:value="26" calcext:value-type="float">
            <text:p>26</text:p>
          </table:table-cell>
          <table:table-cell office:value-type="float" office:value="3.4" calcext:value-type="float">
            <text:p>3.4</text:p>
          </table:table-cell>
          <table:table-cell office:value-type="float" office:value="14.2" calcext:value-type="float">
            <text:p>14.2</text:p>
          </table:table-cell>
          <table:table-cell office:value-type="float" office:value="1.1" calcext:value-type="float">
            <text:p>1.1</text:p>
          </table:table-cell>
          <table:table-cell office:value-type="float" office:value="3.2" calcext:value-type="float">
            <text:p>3.2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3</text:p>
          </table:table-cell>
          <table:table-cell office:value-type="float" office:value="23.6" calcext:value-type="float">
            <text:p>23.6</text:p>
          </table:table-cell>
          <table:table-cell/>
          <table:table-cell office:value-type="float" office:value="7.43" calcext:value-type="float">
            <text:p>7.43</text:p>
          </table:table-cell>
          <table:table-cell office:value-type="float" office:value="314" calcext:value-type="float">
            <text:p>314</text:p>
          </table:table-cell>
          <table:table-cell office:value-type="float" office:value="168" calcext:value-type="float">
            <text:p>168</text:p>
          </table:table-cell>
          <table:table-cell office:value-type="float" office:value="26.2" calcext:value-type="float">
            <text:p>26.2</text:p>
          </table:table-cell>
          <table:table-cell office:value-type="float" office:value="2.8" calcext:value-type="float">
            <text:p>2.8</text:p>
          </table:table-cell>
          <table:table-cell office:value-type="float" office:value="12.9" calcext:value-type="float">
            <text:p>12.9</text:p>
          </table:table-cell>
          <table:table-cell office:value-type="float" office:value="1.2" calcext:value-type="float">
            <text:p>1.2</text:p>
          </table:table-cell>
          <table:table-cell office:value-type="float" office:value="3.5" calcext:value-type="float">
            <text:p>3.5</text:p>
          </table:table-cell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I</text:p>
          </table:table-cell>
          <table:table-cell office:value-type="float" office:value="21.4" calcext:value-type="float">
            <text:p>21.4</text:p>
          </table:table-cell>
          <table:table-cell office:value-type="float" office:value="695" calcext:value-type="float">
            <text:p>695</text:p>
          </table:table-cell>
          <table:table-cell office:value-type="float" office:value="7.79" calcext:value-type="float">
            <text:p>7.79</text:p>
          </table:table-cell>
          <table:table-cell office:value-type="float" office:value="312" calcext:value-type="float">
            <text:p>312</text:p>
          </table:table-cell>
          <table:table-cell office:value-type="float" office:value="166" calcext:value-type="float">
            <text:p>166</text:p>
          </table:table-cell>
          <table:table-cell office:value-type="float" office:value="25.6" calcext:value-type="float">
            <text:p>25.6</text:p>
          </table:table-cell>
          <table:table-cell office:value-type="float" office:value="3.5" calcext:value-type="float">
            <text:p>3.5</text:p>
          </table:table-cell>
          <table:table-cell office:value-type="float" office:value="13.9" calcext:value-type="float">
            <text:p>13.9</text:p>
          </table:table-cell>
          <table:table-cell office:value-type="float" office:value="1.2" calcext:value-type="float">
            <text:p>1.2</text:p>
          </table:table-cell>
          <table:table-cell office:value-type="float" office:value="3.4" calcext:value-type="float">
            <text:p>3.4</text:p>
          </table:table-cell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3</text:p>
          </table:table-cell>
          <table:table-cell office:value-type="float" office:value="20.5" calcext:value-type="float">
            <text:p>20.5</text:p>
          </table:table-cell>
          <table:table-cell office:value-type="float" office:value="695" calcext:value-type="float">
            <text:p>695</text:p>
          </table:table-cell>
          <table:table-cell office:value-type="float" office:value="8.06" calcext:value-type="float">
            <text:p>8.06</text:p>
          </table:table-cell>
          <table:table-cell office:value-type="float" office:value="311" calcext:value-type="float">
            <text:p>311</text:p>
          </table:table-cell>
          <table:table-cell office:value-type="float" office:value="164" calcext:value-type="float">
            <text:p>164</text:p>
          </table:table-cell>
          <table:table-cell office:value-type="float" office:value="25.2" calcext:value-type="float">
            <text:p>25.2</text:p>
          </table:table-cell>
          <table:table-cell office:value-type="float" office:value="3.7" calcext:value-type="float">
            <text:p>3.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4</text:p>
          </table:table-cell>
          <table:table-cell office:value-type="float" office:value="19.7" calcext:value-type="float">
            <text:p>19.7</text:p>
          </table:table-cell>
          <table:table-cell office:value-type="float" office:value="690" calcext:value-type="float">
            <text:p>690</text:p>
          </table:table-cell>
          <table:table-cell office:value-type="float" office:value="8.27" calcext:value-type="float">
            <text:p>8.27</text:p>
          </table:table-cell>
          <table:table-cell office:value-type="float" office:value="278" calcext:value-type="float">
            <text:p>278</text:p>
          </table:table-cell>
          <table:table-cell office:value-type="float" office:value="160" calcext:value-type="float">
            <text:p>160</text:p>
          </table:table-cell>
          <table:table-cell office:value-type="float" office:value="25.6" calcext:value-type="float">
            <text:p>25.6</text:p>
          </table:table-cell>
          <table:table-cell office:value-type="float" office:value="3.6" calcext:value-type="float">
            <text:p>3.6</text:p>
          </table:table-cell>
          <table:table-cell office:value-type="float" office:value="14.3" calcext:value-type="float">
            <text:p>14.3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5</text:p>
          </table:table-cell>
          <table:table-cell office:value-type="float" office:value="19.6" calcext:value-type="float">
            <text:p>19.6</text:p>
          </table:table-cell>
          <table:table-cell office:value-type="float" office:value="690" calcext:value-type="float">
            <text:p>690</text:p>
          </table:table-cell>
          <table:table-cell office:value-type="float" office:value="8.28" calcext:value-type="float">
            <text:p>8.28</text:p>
          </table:table-cell>
          <table:table-cell office:value-type="float" office:value="273" calcext:value-type="float">
            <text:p>273</text:p>
          </table:table-cell>
          <table:table-cell office:value-type="float" office:value="157" calcext:value-type="float">
            <text:p>157</text:p>
          </table:table-cell>
          <table:table-cell office:value-type="float" office:value="25.5" calcext:value-type="float">
            <text:p>25.5</text:p>
          </table:table-cell>
          <table:table-cell office:value-type="float" office:value="3.1" calcext:value-type="float">
            <text:p>3.1</text:p>
          </table:table-cell>
          <table:table-cell office:value-type="float" office:value="14" calcext:value-type="float">
            <text:p>14</text:p>
          </table:table-cell>
          <table:table-cell office:value-type="float" office:value="1.1" calcext:value-type="float">
            <text:p>1.1</text:p>
          </table:table-cell>
          <table:table-cell office:value-type="float" office:value="3.4" calcext:value-type="float">
            <text:p>3.4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2</text:p>
          </table:table-cell>
          <table:table-cell office:value-type="float" office:value="18.4" calcext:value-type="float">
            <text:p>18.4</text:p>
          </table:table-cell>
          <table:table-cell office:value-type="float" office:value="660" calcext:value-type="float">
            <text:p>660</text:p>
          </table:table-cell>
          <table:table-cell office:value-type="float" office:value="8.37" calcext:value-type="float">
            <text:p>8.37</text:p>
          </table:table-cell>
          <table:table-cell office:value-type="float" office:value="264" calcext:value-type="float">
            <text:p>264</text:p>
          </table:table-cell>
          <table:table-cell office:value-type="float" office:value="151" calcext:value-type="float">
            <text:p>151</text:p>
          </table:table-cell>
          <table:table-cell office:value-type="float" office:value="25.6" calcext:value-type="float">
            <text:p>25.6</text:p>
          </table:table-cell>
          <table:table-cell office:value-type="float" office:value="3.2" calcext:value-type="float">
            <text:p>3.2</text:p>
          </table:table-cell>
          <table:table-cell office:value-type="float" office:value="14.3" calcext:value-type="float">
            <text:p>14.3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6</text:p>
          </table:table-cell>
          <table:table-cell office:value-type="float" office:value="14.4" calcext:value-type="float">
            <text:p>14.4</text:p>
          </table:table-cell>
          <table:table-cell office:value-type="float" office:value="442" calcext:value-type="float">
            <text:p>442</text:p>
          </table:table-cell>
          <table:table-cell office:value-type="float" office:value="8.25" calcext:value-type="float">
            <text:p>8.25</text:p>
          </table:table-cell>
          <table:table-cell office:value-type="float" office:value="210" calcext:value-type="float">
            <text:p>210</text:p>
          </table:table-cell>
          <table:table-cell office:value-type="float" office:value="122" calcext:value-type="float">
            <text:p>122</text:p>
          </table:table-cell>
          <table:table-cell office:value-type="float" office:value="21.3" calcext:value-type="float">
            <text:p>21.3</text:p>
          </table:table-cell>
          <table:table-cell office:value-type="float" office:value="3.3" calcext:value-type="float">
            <text:p>3.3</text:p>
          </table:table-cell>
          <table:table-cell office:value-type="float" office:value="11.4" calcext:value-type="float">
            <text:p>11.4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pril</text:p>
          </table:table-cell>
          <table:table-cell office:value-type="string" calcext:value-type="string">
            <text:p>6,</text:p>
          </table:table-cell>
          <table:table-cell office:value-type="float" office:value="1985" calcext:value-type="float">
            <text:p>19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C(4)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S(6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s HCO3</text:p>
          </table:table-cell>
          <table:table-cell table:number-columns-repeated="6"/>
          <table:table-cell office:value-type="string" calcext:value-type="string">
            <text:p>as SO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I</text:p>
          </table:table-cell>
          <table:table-cell office:value-type="float" office:value="20" calcext:value-type="float">
            <text:p>20</text:p>
          </table:table-cell>
          <table:table-cell office:value-type="float" office:value="590" calcext:value-type="float">
            <text:p>590</text:p>
          </table:table-cell>
          <table:table-cell office:value-type="float" office:value="6.98" calcext:value-type="float">
            <text:p>6.98</text:p>
          </table:table-cell>
          <table:table-cell office:value-type="float" office:value="234" calcext:value-type="float">
            <text:p>234</text:p>
          </table:table-cell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office:value-type="float" office:value="2.5" calcext:value-type="float">
            <text:p>2.5</text:p>
          </table:table-cell>
          <table:table-cell office:value-type="float" office:value="6.8" calcext:value-type="float">
            <text:p>6.8</text:p>
          </table:table-cell>
          <table:table-cell office:value-type="float" office:value="0.5" calcext:value-type="float">
            <text:p>0.5</text:p>
          </table:table-cell>
          <table:table-cell office:value-type="float" office:value="3.3" calcext:value-type="float">
            <text:p>3.3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-3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6.91" calcext:value-type="float">
            <text:p>6.91</text:p>
          </table:table-cell>
          <table:table-cell office:value-type="float" office:value="239" calcext:value-type="float">
            <text:p>239</text:p>
          </table:table-cell>
          <table:table-cell office:value-type="float" office:value="105" calcext:value-type="float">
            <text:p>105</text:p>
          </table:table-cell>
          <table:table-cell office:value-type="float" office:value="17.1" calcext:value-type="float">
            <text:p>17.1</text:p>
          </table:table-cell>
          <table:table-cell office:value-type="float" office:value="2.9" calcext:value-type="float">
            <text:p>2.9</text:p>
          </table:table-cell>
          <table:table-cell office:value-type="float" office:value="7.3" calcext:value-type="float">
            <text:p>7.3</text:p>
          </table:table-cell>
          <table:table-cell office:value-type="float" office:value="0.6" calcext:value-type="float">
            <text:p>0.6</text:p>
          </table:table-cell>
          <table:table-cell office:value-type="float" office:value="3.9" calcext:value-type="float">
            <text:p>3.9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-2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6.89" calcext:value-type="float">
            <text:p>6.89</text:p>
          </table:table-cell>
          <table:table-cell office:value-type="float" office:value="240" calcext:value-type="float">
            <text:p>240</text:p>
          </table:table-cell>
          <table:table-cell office:value-type="float" office:value="106" calcext:value-type="float">
            <text:p>106</text:p>
          </table:table-cell>
          <table:table-cell office:value-type="float" office:value="16.6" calcext:value-type="float">
            <text:p>16.6</text:p>
          </table:table-cell>
          <table:table-cell office:value-type="float" office:value="2.4" calcext:value-type="float">
            <text:p>2.4</text:p>
          </table:table-cell>
          <table:table-cell office:value-type="float" office:value="6.9" calcext:value-type="float">
            <text:p>6.9</text:p>
          </table:table-cell>
          <table:table-cell office:value-type="float" office:value="0.6" calcext:value-type="float">
            <text:p>0.6</text:p>
          </table:table-cell>
          <table:table-cell office:value-type="float" office:value="3.8" calcext:value-type="float">
            <text:p>3.8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-I</text:p>
          </table:table-cell>
          <table:table-cell office:value-type="float" office:value="19.5" calcext:value-type="float">
            <text:p>19.5</text:p>
          </table:table-cell>
          <table:table-cell office:value-type="float" office:value="600" calcext:value-type="float">
            <text:p>600</text:p>
          </table:table-cell>
          <table:table-cell office:value-type="float" office:value="7.01" calcext:value-type="float">
            <text:p>7.01</text:p>
          </table:table-cell>
          <table:table-cell office:value-type="float" office:value="237" calcext:value-type="float">
            <text:p>237</text:p>
          </table:table-cell>
          <table:table-cell office:value-type="float" office:value="103" calcext:value-type="float">
            <text:p>103</text:p>
          </table:table-cell>
          <table:table-cell office:value-type="float" office:value="17.2" calcext:value-type="float">
            <text:p>17.2</text:p>
          </table:table-cell>
          <table:table-cell office:value-type="float" office:value="3" calcext:value-type="float">
            <text:p>3</text:p>
          </table:table-cell>
          <table:table-cell office:value-type="float" office:value="7.1" calcext:value-type="float">
            <text:p>7.1</text:p>
          </table:table-cell>
          <table:table-cell office:value-type="float" office:value="0.6" calcext:value-type="float">
            <text:p>0.6</text:p>
          </table:table-cell>
          <table:table-cell office:value-type="float" office:value="3.6" calcext:value-type="float">
            <text:p>3.6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-3</text:p>
          </table:table-cell>
          <table:table-cell office:value-type="float" office:value="17" calcext:value-type="float">
            <text:p>17</text:p>
          </table:table-cell>
          <table:table-cell office:value-type="float" office:value="595" calcext:value-type="float">
            <text:p>595</text:p>
          </table:table-cell>
          <table:table-cell office:value-type="float" office:value="7.19" calcext:value-type="float">
            <text:p>7.19</text:p>
          </table:table-cell>
          <table:table-cell office:value-type="float" office:value="237" calcext:value-type="float">
            <text:p>237</text:p>
          </table:table-cell>
          <table:table-cell office:value-type="float" office:value="104" calcext:value-type="float">
            <text:p>104</text:p>
          </table:table-cell>
          <table:table-cell office:value-type="float" office:value="16.6" calcext:value-type="float">
            <text:p>16.6</text:p>
          </table:table-cell>
          <table:table-cell office:value-type="float" office:value="2.4" calcext:value-type="float">
            <text:p>2.4</text:p>
          </table:table-cell>
          <table:table-cell office:value-type="float" office:value="6.6" calcext:value-type="float">
            <text:p>6.6</text:p>
          </table:table-cell>
          <table:table-cell office:value-type="float" office:value="0.6" calcext:value-type="float">
            <text:p>0.6</text:p>
          </table:table-cell>
          <table:table-cell office:value-type="float" office:value="3.8" calcext:value-type="float">
            <text:p>3.8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-I</text:p>
          </table:table-cell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float" office:value="7.41" calcext:value-type="float">
            <text:p>7.41</text:p>
          </table:table-cell>
          <table:table-cell office:value-type="float" office:value="235" calcext:value-type="float">
            <text:p>235</text:p>
          </table:table-cell>
          <table:table-cell office:value-type="float" office:value="104" calcext:value-type="float">
            <text:p>104</text:p>
          </table:table-cell>
          <table:table-cell office:value-type="float" office:value="16.9" calcext:value-type="float">
            <text:p>16.9</text:p>
          </table:table-cell>
          <table:table-cell office:value-type="float" office:value="2.5" calcext:value-type="float">
            <text:p>2.5</text:p>
          </table:table-cell>
          <table:table-cell office:value-type="float" office:value="6.5" calcext:value-type="float">
            <text:p>6.5</text:p>
          </table:table-cell>
          <table:table-cell office:value-type="float" office:value="0.6" calcext:value-type="float">
            <text:p>0.6</text:p>
          </table:table-cell>
          <table:table-cell office:value-type="float" office:value="3.7" calcext:value-type="float">
            <text:p>3.7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-3</text:p>
          </table:table-cell>
          <table:table-cell office:value-type="float" office:value="16.5" calcext:value-type="float">
            <text:p>16.5</text:p>
          </table:table-cell>
          <table:table-cell office:value-type="float" office:value="520" calcext:value-type="float">
            <text:p>520</text:p>
          </table:table-cell>
          <table:table-cell office:value-type="float" office:value="7.83" calcext:value-type="float">
            <text:p>7.83</text:p>
          </table:table-cell>
          <table:table-cell office:value-type="float" office:value="234" calcext:value-type="float">
            <text:p>234</text:p>
          </table:table-cell>
          <table:table-cell office:value-type="float" office:value="102" calcext:value-type="float">
            <text:p>102</text:p>
          </table:table-cell>
          <table:table-cell office:value-type="float" office:value="16.5" calcext:value-type="float">
            <text:p>16.5</text:p>
          </table:table-cell>
          <table:table-cell office:value-type="float" office:value="2.8" calcext:value-type="float">
            <text:p>2.8</text:p>
          </table:table-cell>
          <table:table-cell office:value-type="float" office:value="6.9" calcext:value-type="float">
            <text:p>6.9</text:p>
          </table:table-cell>
          <table:table-cell office:value-type="float" office:value="0.6" calcext:value-type="float">
            <text:p>0.6</text:p>
          </table:table-cell>
          <table:table-cell office:value-type="float" office:value="3.8" calcext:value-type="float">
            <text:p>3.8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-4</text:p>
          </table:table-cell>
          <table:table-cell office:value-type="float" office:value="13" calcext:value-type="float">
            <text:p>13</text:p>
          </table:table-cell>
          <table:table-cell office:value-type="float" office:value="510" calcext:value-type="float">
            <text:p>510</text:p>
          </table:table-cell>
          <table:table-cell office:value-type="float" office:value="7.98" calcext:value-type="float">
            <text:p>7.98</text:p>
          </table:table-cell>
          <table:table-cell office:value-type="float" office:value="224" calcext:value-type="float">
            <text:p>224</text:p>
          </table:table-cell>
          <table:table-cell office:value-type="float" office:value="100" calcext:value-type="float">
            <text:p>100</text:p>
          </table:table-cell>
          <table:table-cell office:value-type="float" office:value="16.3" calcext:value-type="float">
            <text:p>16.3</text:p>
          </table:table-cell>
          <table:table-cell office:value-type="float" office:value="2.7" calcext:value-type="float">
            <text:p>2.7</text:p>
          </table:table-cell>
          <table:table-cell office:value-type="float" office:value="6.6" calcext:value-type="float">
            <text:p>6.6</text:p>
          </table:table-cell>
          <table:table-cell office:value-type="float" office:value="0.6" calcext:value-type="float">
            <text:p>0.6</text:p>
          </table:table-cell>
          <table:table-cell office:value-type="float" office:value="3.7" calcext:value-type="float">
            <text:p>3.7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-5</text:p>
          </table:table-cell>
          <table:table-cell office:value-type="float" office:value="13.5" calcext:value-type="float">
            <text:p>13.5</text:p>
          </table:table-cell>
          <table:table-cell office:value-type="float" office:value="488" calcext:value-type="float">
            <text:p>488</text:p>
          </table:table-cell>
          <table:table-cell office:value-type="float" office:value="7.92" calcext:value-type="float">
            <text:p>7.92</text:p>
          </table:table-cell>
          <table:table-cell office:value-type="float" office:value="220" calcext:value-type="float">
            <text:p>220</text:p>
          </table:table-cell>
          <table:table-cell office:value-type="float" office:value="99" calcext:value-type="float">
            <text:p>99</text:p>
          </table:table-cell>
          <table:table-cell office:value-type="float" office:value="16.2" calcext:value-type="float">
            <text:p>16.2</text:p>
          </table:table-cell>
          <table:table-cell office:value-type="float" office:value="2.5" calcext:value-type="float">
            <text:p>2.5</text:p>
          </table:table-cell>
          <table:table-cell office:value-type="float" office:value="6.7" calcext:value-type="float">
            <text:p>6.7</text:p>
          </table:table-cell>
          <table:table-cell office:value-type="float" office:value="0.6" calcext:value-type="float">
            <text:p>0.6</text:p>
          </table:table-cell>
          <table:table-cell office:value-type="float" office:value="3.8" calcext:value-type="float">
            <text:p>3.8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-2</text:p>
          </table:table-cell>
          <table:table-cell office:value-type="float" office:value="13.5" calcext:value-type="float">
            <text:p>13.5</text:p>
          </table:table-cell>
          <table:table-cell office:value-type="float" office:value="461" calcext:value-type="float">
            <text:p>461</text:p>
          </table:table-cell>
          <table:table-cell office:value-type="float" office:value="7.98" calcext:value-type="float">
            <text:p>7.98</text:p>
          </table:table-cell>
          <table:table-cell office:value-type="float" office:value="209" calcext:value-type="float">
            <text:p>209</text:p>
          </table:table-cell>
          <table:table-cell office:value-type="float" office:value="97" calcext:value-type="float">
            <text:p>97</text:p>
          </table:table-cell>
          <table:table-cell office:value-type="float" office:value="16.7" calcext:value-type="float">
            <text:p>16.7</text:p>
          </table:table-cell>
          <table:table-cell office:value-type="float" office:value="2.3" calcext:value-type="float">
            <text:p>2.3</text:p>
          </table:table-cell>
          <table:table-cell office:value-type="float" office:value="6.4" calcext:value-type="float">
            <text:p>6.4</text:p>
          </table:table-cell>
          <table:table-cell office:value-type="float" office:value="0.6" calcext:value-type="float">
            <text:p>0.6</text:p>
          </table:table-cell>
          <table:table-cell office:value-type="float" office:value="3.9" calcext:value-type="float">
            <text:p>3.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-6</text:p>
          </table:table-cell>
          <table:table-cell office:value-type="float" office:value="11" calcext:value-type="float">
            <text:p>11</text:p>
          </table:table-cell>
          <table:table-cell office:value-type="float" office:value="393" calcext:value-type="float">
            <text:p>393</text:p>
          </table:table-cell>
          <table:table-cell office:value-type="float" office:value="8.08" calcext:value-type="float">
            <text:p>8.08</text:p>
          </table:table-cell>
          <table:table-cell office:value-type="float" office:value="183" calcext:value-type="float">
            <text:p>183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2.5" calcext:value-type="float">
            <text:p>2.5</text:p>
          </table:table-cell>
          <table:table-cell office:value-type="float" office:value="5.8" calcext:value-type="float">
            <text:p>5.8</text:p>
          </table:table-cell>
          <table:table-cell office:value-type="float" office:value="0.6" calcext:value-type="float">
            <text:p>0.6</text:p>
          </table:table-cell>
          <table:table-cell office:value-type="float" office:value="4.3" calcext:value-type="float">
            <text:p>4.3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For PHREEQ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ober</text:p>
          </table:table-cell>
          <table:table-cell office:value-type="string" calcext:value-type="string">
            <text:p>14,</text:p>
          </table:table-cell>
          <table:table-cell office:value-type="float" office:value="1984" calcext:value-type="float">
            <text:p>19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C(4)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S(6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s HCO3</text:p>
          </table:table-cell>
          <table:table-cell table:number-columns-repeated="6"/>
          <table:table-cell office:value-type="string" calcext:value-type="string">
            <text:p>as SO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I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7.32" calcext:value-type="float">
            <text:p>7.32</text:p>
          </table:table-cell>
          <table:table-cell office:value-type="float" office:value="308" calcext:value-type="float">
            <text:p>308</text:p>
          </table:table-cell>
          <table:table-cell office:value-type="float" office:value="165" calcext:value-type="float">
            <text:p>165</text:p>
          </table:table-cell>
          <table:table-cell office:value-type="float" office:value="25.4" calcext:value-type="float">
            <text:p>25.4</text:p>
          </table:table-cell>
          <table:table-cell office:value-type="float" office:value="5.1" calcext:value-type="float">
            <text:p>5.1</text:p>
          </table:table-cell>
          <table:table-cell office:value-type="float" office:value="14.2" calcext:value-type="float">
            <text:p>14.2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3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7.23" calcext:value-type="float">
            <text:p>7.23</text:p>
          </table:table-cell>
          <table:table-cell office:value-type="float" office:value="316" calcext:value-type="float">
            <text:p>316</text:p>
          </table:table-cell>
          <table:table-cell office:value-type="float" office:value="168" calcext:value-type="float">
            <text:p>168</text:p>
          </table:table-cell>
          <table:table-cell office:value-type="float" office:value="28" calcext:value-type="float">
            <text:p>28</text:p>
          </table:table-cell>
          <table:table-cell office:value-type="float" office:value="3.9" calcext:value-type="float">
            <text:p>3.9</text:p>
          </table:table-cell>
          <table:table-cell office:value-type="float" office:value="14.8" calcext:value-type="float">
            <text:p>14.8</text:p>
          </table:table-cell>
          <table:table-cell office:value-type="float" office:value="1.1" calcext:value-type="float">
            <text:p>1.1</text:p>
          </table:table-cell>
          <table:table-cell office:value-type="float" office:value="3.5" calcext:value-type="float">
            <text:p>3.5</text:p>
          </table:table-cell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2</text:p>
          </table:table-cell>
          <table:table-cell office:value-type="float" office:value="24.7" calcext:value-type="float">
            <text:p>24.7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315" calcext:value-type="float">
            <text:p>315</text:p>
          </table:table-cell>
          <table:table-cell office:value-type="float" office:value="169" calcext:value-type="float">
            <text:p>169</text:p>
          </table:table-cell>
          <table:table-cell office:value-type="float" office:value="26.2" calcext:value-type="float">
            <text:p>26.2</text:p>
          </table:table-cell>
          <table:table-cell office:value-type="float" office:value="3.9" calcext:value-type="float">
            <text:p>3.9</text:p>
          </table:table-cell>
          <table:table-cell office:value-type="float" office:value="14.3" calcext:value-type="float">
            <text:p>14.3</text:p>
          </table:table-cell>
          <table:table-cell office:value-type="float" office:value="1.1" calcext:value-type="float">
            <text:p>1.1</text:p>
          </table:table-cell>
          <table:table-cell office:value-type="float" office:value="5.8" calcext:value-type="float">
            <text:p>5.8</text:p>
          </table:table-cell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1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7.24" calcext:value-type="float">
            <text:p>7.24</text:p>
          </table:table-cell>
          <table:table-cell office:value-type="float" office:value="310" calcext:value-type="float">
            <text:p>310</text:p>
          </table:table-cell>
          <table:table-cell office:value-type="float" office:value="168" calcext:value-type="float">
            <text:p>168</text:p>
          </table:table-cell>
          <table:table-cell office:value-type="float" office:value="26" calcext:value-type="float">
            <text:p>26</text:p>
          </table:table-cell>
          <table:table-cell office:value-type="float" office:value="3.4" calcext:value-type="float">
            <text:p>3.4</text:p>
          </table:table-cell>
          <table:table-cell office:value-type="float" office:value="14.2" calcext:value-type="float">
            <text:p>14.2</text:p>
          </table:table-cell>
          <table:table-cell office:value-type="float" office:value="1.1" calcext:value-type="float">
            <text:p>1.1</text:p>
          </table:table-cell>
          <table:table-cell office:value-type="float" office:value="3.2" calcext:value-type="float">
            <text:p>3.2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3</text:p>
          </table:table-cell>
          <table:table-cell office:value-type="float" office:value="23.6" calcext:value-type="float">
            <text:p>23.6</text:p>
          </table:table-cell>
          <table:table-cell/>
          <table:table-cell office:value-type="float" office:value="7.43" calcext:value-type="float">
            <text:p>7.43</text:p>
          </table:table-cell>
          <table:table-cell office:value-type="float" office:value="314" calcext:value-type="float">
            <text:p>314</text:p>
          </table:table-cell>
          <table:table-cell office:value-type="float" office:value="168" calcext:value-type="float">
            <text:p>168</text:p>
          </table:table-cell>
          <table:table-cell office:value-type="float" office:value="26.2" calcext:value-type="float">
            <text:p>26.2</text:p>
          </table:table-cell>
          <table:table-cell office:value-type="float" office:value="2.8" calcext:value-type="float">
            <text:p>2.8</text:p>
          </table:table-cell>
          <table:table-cell office:value-type="float" office:value="12.9" calcext:value-type="float">
            <text:p>12.9</text:p>
          </table:table-cell>
          <table:table-cell office:value-type="float" office:value="1.2" calcext:value-type="float">
            <text:p>1.2</text:p>
          </table:table-cell>
          <table:table-cell office:value-type="float" office:value="3.5" calcext:value-type="float">
            <text:p>3.5</text:p>
          </table:table-cell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I</text:p>
          </table:table-cell>
          <table:table-cell office:value-type="float" office:value="21.4" calcext:value-type="float">
            <text:p>21.4</text:p>
          </table:table-cell>
          <table:table-cell/>
          <table:table-cell office:value-type="float" office:value="7.79" calcext:value-type="float">
            <text:p>7.79</text:p>
          </table:table-cell>
          <table:table-cell office:value-type="float" office:value="312" calcext:value-type="float">
            <text:p>312</text:p>
          </table:table-cell>
          <table:table-cell office:value-type="float" office:value="166" calcext:value-type="float">
            <text:p>166</text:p>
          </table:table-cell>
          <table:table-cell office:value-type="float" office:value="25.6" calcext:value-type="float">
            <text:p>25.6</text:p>
          </table:table-cell>
          <table:table-cell office:value-type="float" office:value="3.5" calcext:value-type="float">
            <text:p>3.5</text:p>
          </table:table-cell>
          <table:table-cell office:value-type="float" office:value="13.9" calcext:value-type="float">
            <text:p>13.9</text:p>
          </table:table-cell>
          <table:table-cell office:value-type="float" office:value="1.2" calcext:value-type="float">
            <text:p>1.2</text:p>
          </table:table-cell>
          <table:table-cell office:value-type="float" office:value="3.4" calcext:value-type="float">
            <text:p>3.4</text:p>
          </table:table-cell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3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float" office:value="8.06" calcext:value-type="float">
            <text:p>8.06</text:p>
          </table:table-cell>
          <table:table-cell office:value-type="float" office:value="311" calcext:value-type="float">
            <text:p>311</text:p>
          </table:table-cell>
          <table:table-cell office:value-type="float" office:value="164" calcext:value-type="float">
            <text:p>164</text:p>
          </table:table-cell>
          <table:table-cell office:value-type="float" office:value="25.2" calcext:value-type="float">
            <text:p>25.2</text:p>
          </table:table-cell>
          <table:table-cell office:value-type="float" office:value="3.7" calcext:value-type="float">
            <text:p>3.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4</text:p>
          </table:table-cell>
          <table:table-cell office:value-type="float" office:value="19.7" calcext:value-type="float">
            <text:p>19.7</text:p>
          </table:table-cell>
          <table:table-cell/>
          <table:table-cell office:value-type="float" office:value="8.27" calcext:value-type="float">
            <text:p>8.27</text:p>
          </table:table-cell>
          <table:table-cell office:value-type="float" office:value="278" calcext:value-type="float">
            <text:p>278</text:p>
          </table:table-cell>
          <table:table-cell office:value-type="float" office:value="160" calcext:value-type="float">
            <text:p>160</text:p>
          </table:table-cell>
          <table:table-cell office:value-type="float" office:value="25.6" calcext:value-type="float">
            <text:p>25.6</text:p>
          </table:table-cell>
          <table:table-cell office:value-type="float" office:value="3.6" calcext:value-type="float">
            <text:p>3.6</text:p>
          </table:table-cell>
          <table:table-cell office:value-type="float" office:value="14.3" calcext:value-type="float">
            <text:p>14.3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5</text:p>
          </table:table-cell>
          <table:table-cell office:value-type="float" office:value="19.6" calcext:value-type="float">
            <text:p>19.6</text:p>
          </table:table-cell>
          <table:table-cell/>
          <table:table-cell office:value-type="float" office:value="8.28" calcext:value-type="float">
            <text:p>8.28</text:p>
          </table:table-cell>
          <table:table-cell office:value-type="float" office:value="273" calcext:value-type="float">
            <text:p>273</text:p>
          </table:table-cell>
          <table:table-cell office:value-type="float" office:value="157" calcext:value-type="float">
            <text:p>157</text:p>
          </table:table-cell>
          <table:table-cell office:value-type="float" office:value="25.5" calcext:value-type="float">
            <text:p>25.5</text:p>
          </table:table-cell>
          <table:table-cell office:value-type="float" office:value="3.1" calcext:value-type="float">
            <text:p>3.1</text:p>
          </table:table-cell>
          <table:table-cell office:value-type="float" office:value="14" calcext:value-type="float">
            <text:p>14</text:p>
          </table:table-cell>
          <table:table-cell office:value-type="float" office:value="1.1" calcext:value-type="float">
            <text:p>1.1</text:p>
          </table:table-cell>
          <table:table-cell office:value-type="float" office:value="3.4" calcext:value-type="float">
            <text:p>3.4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2</text:p>
          </table:table-cell>
          <table:table-cell office:value-type="float" office:value="18.4" calcext:value-type="float">
            <text:p>18.4</text:p>
          </table:table-cell>
          <table:table-cell/>
          <table:table-cell office:value-type="float" office:value="8.37" calcext:value-type="float">
            <text:p>8.37</text:p>
          </table:table-cell>
          <table:table-cell office:value-type="float" office:value="264" calcext:value-type="float">
            <text:p>264</text:p>
          </table:table-cell>
          <table:table-cell office:value-type="float" office:value="151" calcext:value-type="float">
            <text:p>151</text:p>
          </table:table-cell>
          <table:table-cell office:value-type="float" office:value="25.6" calcext:value-type="float">
            <text:p>25.6</text:p>
          </table:table-cell>
          <table:table-cell office:value-type="float" office:value="3.2" calcext:value-type="float">
            <text:p>3.2</text:p>
          </table:table-cell>
          <table:table-cell office:value-type="float" office:value="14.3" calcext:value-type="float">
            <text:p>14.3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6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float" office:value="8.25" calcext:value-type="float">
            <text:p>8.25</text:p>
          </table:table-cell>
          <table:table-cell office:value-type="float" office:value="210" calcext:value-type="float">
            <text:p>210</text:p>
          </table:table-cell>
          <table:table-cell office:value-type="float" office:value="122" calcext:value-type="float">
            <text:p>122</text:p>
          </table:table-cell>
          <table:table-cell office:value-type="float" office:value="21.3" calcext:value-type="float">
            <text:p>21.3</text:p>
          </table:table-cell>
          <table:table-cell office:value-type="float" office:value="3.3" calcext:value-type="float">
            <text:p>3.3</text:p>
          </table:table-cell>
          <table:table-cell office:value-type="float" office:value="11.4" calcext:value-type="float">
            <text:p>11.4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molar weight</text:p>
          </table:table-cell>
          <table:table-cell office:value-type="string" calcext:value-type="string">
            <text:p>mol/g</text:p>
          </table:table-cell>
          <table:table-cell table:number-columns-repeated="2"/>
          <table:table-cell table:formula="of:=12.01+3*16" office:value-type="float" office:value="60.01" calcext:value-type="float">
            <text:p>60.01</text:p>
          </table:table-cell>
          <table:table-cell office:value-type="float" office:value="40.08" calcext:value-type="float">
            <text:p>40.08</text:p>
          </table:table-cell>
          <table:table-cell office:value-type="float" office:value="24.31" calcext:value-type="float">
            <text:p>24.31</text:p>
          </table:table-cell>
          <table:table-cell office:value-type="float" office:value="22.99" calcext:value-type="float">
            <text:p>22.99</text:p>
          </table:table-cell>
          <table:table-cell office:value-type="float" office:value="39.1" calcext:value-type="float">
            <text:p>39.1</text:p>
          </table:table-cell>
          <table:table-cell office:value-type="float" office:value="19" calcext:value-type="float">
            <text:p>19</text:p>
          </table:table-cell>
          <table:table-cell office:value-type="float" office:value="35.45" calcext:value-type="float">
            <text:p>35.45</text:p>
          </table:table-cell>
          <table:table-cell table:formula="of:=32.07+4*16" office:value-type="float" office:value="96.07" calcext:value-type="float">
            <text:p>96.07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For ORCHESTR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ober</text:p>
          </table:table-cell>
          <table:table-cell office:value-type="string" calcext:value-type="string">
            <text:p>14,</text:p>
          </table:table-cell>
          <table:table-cell office:value-type="float" office:value="1984" calcext:value-type="float">
            <text:p>19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pH</text:p>
          </table:table-cell>
          <table:table-cell office:value-type="string" calcext:value-type="string">
            <text:p>CO3-2.tot</text:p>
          </table:table-cell>
          <table:table-cell office:value-type="string" calcext:value-type="string">
            <text:p>Ca+2.tot</text:p>
          </table:table-cell>
          <table:table-cell office:value-type="string" calcext:value-type="string">
            <text:p>Mg+2.tot</text:p>
          </table:table-cell>
          <table:table-cell office:value-type="string" calcext:value-type="string">
            <text:p>Na+.tot</text:p>
          </table:table-cell>
          <table:table-cell office:value-type="string" calcext:value-type="string">
            <text:p>K+.tot</text:p>
          </table:table-cell>
          <table:table-cell office:value-type="string" calcext:value-type="string">
            <text:p>F-.tot</text:p>
          </table:table-cell>
          <table:table-cell office:value-type="string" calcext:value-type="string">
            <text:p>Cl-.tot</text:p>
          </table:table-cell>
          <table:table-cell office:value-type="string" calcext:value-type="string">
            <text:p>SO4-2.tot</text:p>
          </table:table-cell>
          <table:table-cell/>
          <table:table-cell office:value-type="string" calcext:value-type="string">
            <text:p>EC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-I</text:p>
          </table:table-cell>
          <table:table-cell table:formula="of:=[.B4]+273.15" office:value-type="float" office:value="297.45" calcext:value-type="float">
            <text:p>297.45</text:p>
          </table:table-cell>
          <table:table-cell/>
          <table:table-cell table:formula="of:=[.D4]" office:value-type="float" office:value="7.32" calcext:value-type="float">
            <text:p>7.32</text:p>
          </table:table-cell>
          <table:table-cell table:formula="of:=[.E4]/[.$E$52]*0.001" office:value-type="float" office:value="0.00513247792034661" calcext:value-type="float">
            <text:p>0.00513247792034661</text:p>
          </table:table-cell>
          <table:table-cell table:formula="of:=[.F4]/[.$E$52]*0.001" office:value-type="float" office:value="0.00274954174304283" calcext:value-type="float">
            <text:p>0.00274954174304283</text:p>
          </table:table-cell>
          <table:table-cell table:formula="of:=[.G4]/[.$E$52]*0.001" office:value-type="float" office:value="0.000423262789535077" calcext:value-type="float">
            <text:p>0.000423262789535077</text:p>
          </table:table-cell>
          <table:table-cell table:formula="of:=[.H4]/[.$E$52]*0.001" office:value-type="float" office:value="0.000084985835694051" calcext:value-type="float">
            <text:p>8.4985835694051E-05</text:p>
          </table:table-cell>
          <table:table-cell table:formula="of:=[.I4]/[.$E$52]*0.001" office:value-type="float" office:value="0.000236627228795201" calcext:value-type="float">
            <text:p>0.000236627228795201</text:p>
          </table:table-cell>
          <table:table-cell table:formula="of:=[.J4]/[.$E$52]*0.001" office:value-type="float" office:value="0.0000166638893517747" calcext:value-type="float">
            <text:p>1.66638893517747E-05</text:p>
          </table:table-cell>
          <table:table-cell table:formula="of:=[.K4]/[.$E$52]*0.001" office:value-type="float" office:value="0.0000549908348608565" calcext:value-type="float">
            <text:p>5.49908348608565E-05</text:p>
          </table:table-cell>
          <table:table-cell table:formula="of:=[.L4]/[.$E$52]*0.001" office:value-type="float" office:value="0.00471588068655224" calcext:value-type="float">
            <text:p>0.00471588068655224</text:p>
          </table:table-cell>
          <table:table-cell/>
          <table:table-cell table:formula="of:=[.C4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S-3</text:p>
          </table:table-cell>
          <table:table-cell table:formula="of:=[.B5]+273.15" office:value-type="float" office:value="297.75" calcext:value-type="float">
            <text:p>297.75</text:p>
          </table:table-cell>
          <table:table-cell/>
          <table:table-cell table:formula="of:=[.D5]" office:value-type="float" office:value="7.23" calcext:value-type="float">
            <text:p>7.23</text:p>
          </table:table-cell>
          <table:table-cell table:formula="of:=[.E5]/[.$E$52]*0.001" office:value-type="float" office:value="0.00526578903516081" calcext:value-type="float">
            <text:p>0.00526578903516081</text:p>
          </table:table-cell>
          <table:table-cell table:formula="of:=[.F5]/[.$E$52]*0.001" office:value-type="float" office:value="0.00279953341109815" calcext:value-type="float">
            <text:p>0.00279953341109815</text:p>
          </table:table-cell>
          <table:table-cell table:formula="of:=[.G5]/[.$E$52]*0.001" office:value-type="float" office:value="0.000466588901849692" calcext:value-type="float">
            <text:p>0.000466588901849692</text:p>
          </table:table-cell>
          <table:table-cell table:formula="of:=[.H5]/[.$E$52]*0.001" office:value-type="float" office:value="0.0000649891684719214" calcext:value-type="float">
            <text:p>6.49891684719214E-05</text:p>
          </table:table-cell>
          <table:table-cell table:formula="of:=[.I5]/[.$E$52]*0.001" office:value-type="float" office:value="0.000246625562406266" calcext:value-type="float">
            <text:p>0.000246625562406266</text:p>
          </table:table-cell>
          <table:table-cell table:formula="of:=[.J5]/[.$E$52]*0.001" office:value-type="float" office:value="0.0000183302782869522" calcext:value-type="float">
            <text:p>1.83302782869522E-05</text:p>
          </table:table-cell>
          <table:table-cell table:formula="of:=[.K5]/[.$E$52]*0.001" office:value-type="float" office:value="0.0000583236127312115" calcext:value-type="float">
            <text:p>5.83236127312115E-05</text:p>
          </table:table-cell>
          <table:table-cell table:formula="of:=[.L5]/[.$E$52]*0.001" office:value-type="float" office:value="0.00484919180136644" calcext:value-type="float">
            <text:p>0.00484919180136644</text:p>
          </table:table-cell>
          <table:table-cell/>
          <table:table-cell table:formula="of:=[.C5]"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S-2</text:p>
          </table:table-cell>
          <table:table-cell table:formula="of:=[.B6]+273.15" office:value-type="float" office:value="297.85" calcext:value-type="float">
            <text:p>297.85</text:p>
          </table:table-cell>
          <table:table-cell/>
          <table:table-cell table:formula="of:=[.D6]" office:value-type="float" office:value="7.2" calcext:value-type="float">
            <text:p>7.2</text:p>
          </table:table-cell>
          <table:table-cell table:formula="of:=[.E6]/[.$E$52]*0.001" office:value-type="float" office:value="0.00524912514580903" calcext:value-type="float">
            <text:p>0.00524912514580903</text:p>
          </table:table-cell>
          <table:table-cell table:formula="of:=[.F6]/[.$E$52]*0.001" office:value-type="float" office:value="0.00281619730044993" calcext:value-type="float">
            <text:p>0.00281619730044993</text:p>
          </table:table-cell>
          <table:table-cell table:formula="of:=[.G6]/[.$E$52]*0.001" office:value-type="float" office:value="0.000436593901016497" calcext:value-type="float">
            <text:p>0.000436593901016497</text:p>
          </table:table-cell>
          <table:table-cell table:formula="of:=[.H6]/[.$E$52]*0.001" office:value-type="float" office:value="0.0000649891684719214" calcext:value-type="float">
            <text:p>6.49891684719214E-05</text:p>
          </table:table-cell>
          <table:table-cell table:formula="of:=[.I6]/[.$E$52]*0.001" office:value-type="float" office:value="0.000238293617730378" calcext:value-type="float">
            <text:p>0.000238293617730378</text:p>
          </table:table-cell>
          <table:table-cell table:formula="of:=[.J6]/[.$E$52]*0.001" office:value-type="float" office:value="0.0000183302782869522" calcext:value-type="float">
            <text:p>1.83302782869522E-05</text:p>
          </table:table-cell>
          <table:table-cell table:formula="of:=[.K6]/[.$E$52]*0.001" office:value-type="float" office:value="0.0000966505582402933" calcext:value-type="float">
            <text:p>9.66505582402933E-05</text:p>
          </table:table-cell>
          <table:table-cell table:formula="of:=[.L6]/[.$E$52]*0.001" office:value-type="float" office:value="0.00493251124812531" calcext:value-type="float">
            <text:p>0.00493251124812531</text:p>
          </table:table-cell>
          <table:table-cell/>
          <table:table-cell table:formula="of:=[.C6]"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D-1</text:p>
          </table:table-cell>
          <table:table-cell table:formula="of:=[.B7]+273.15" office:value-type="float" office:value="297.45" calcext:value-type="float">
            <text:p>297.45</text:p>
          </table:table-cell>
          <table:table-cell/>
          <table:table-cell table:formula="of:=[.D7]" office:value-type="float" office:value="7.24" calcext:value-type="float">
            <text:p>7.24</text:p>
          </table:table-cell>
          <table:table-cell table:formula="of:=[.E7]/[.$E$52]*0.001" office:value-type="float" office:value="0.00516580569905016" calcext:value-type="float">
            <text:p>0.00516580569905016</text:p>
          </table:table-cell>
          <table:table-cell table:formula="of:=[.F7]/[.$E$52]*0.001" office:value-type="float" office:value="0.00279953341109815" calcext:value-type="float">
            <text:p>0.00279953341109815</text:p>
          </table:table-cell>
          <table:table-cell table:formula="of:=[.G7]/[.$E$52]*0.001" office:value-type="float" office:value="0.000433261123146142" calcext:value-type="float">
            <text:p>0.000433261123146142</text:p>
          </table:table-cell>
          <table:table-cell table:formula="of:=[.H7]/[.$E$52]*0.001" office:value-type="float" office:value="0.000056657223796034" calcext:value-type="float">
            <text:p>5.6657223796034E-05</text:p>
          </table:table-cell>
          <table:table-cell table:formula="of:=[.I7]/[.$E$52]*0.001" office:value-type="float" office:value="0.000236627228795201" calcext:value-type="float">
            <text:p>0.000236627228795201</text:p>
          </table:table-cell>
          <table:table-cell table:formula="of:=[.J7]/[.$E$52]*0.001" office:value-type="float" office:value="0.0000183302782869522" calcext:value-type="float">
            <text:p>1.83302782869522E-05</text:p>
          </table:table-cell>
          <table:table-cell table:formula="of:=[.K7]/[.$E$52]*0.001" office:value-type="float" office:value="0.0000533244459256791" calcext:value-type="float">
            <text:p>5.33244459256791E-05</text:p>
          </table:table-cell>
          <table:table-cell table:formula="of:=[.L7]/[.$E$52]*0.001" office:value-type="float" office:value="0.00471588068655224" calcext:value-type="float">
            <text:p>0.00471588068655224</text:p>
          </table:table-cell>
          <table:table-cell/>
          <table:table-cell table:formula="of:=[.C7]"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D-3</text:p>
          </table:table-cell>
          <table:table-cell table:formula="of:=[.B8]+273.15" office:value-type="float" office:value="296.75" calcext:value-type="float">
            <text:p>296.75</text:p>
          </table:table-cell>
          <table:table-cell/>
          <table:table-cell table:formula="of:=[.D8]" office:value-type="float" office:value="7.43" calcext:value-type="float">
            <text:p>7.43</text:p>
          </table:table-cell>
          <table:table-cell table:formula="of:=[.E8]/[.$E$52]*0.001" office:value-type="float" office:value="0.00523246125645726" calcext:value-type="float">
            <text:p>0.00523246125645726</text:p>
          </table:table-cell>
          <table:table-cell table:formula="of:=[.F8]/[.$E$52]*0.001" office:value-type="float" office:value="0.00279953341109815" calcext:value-type="float">
            <text:p>0.00279953341109815</text:p>
          </table:table-cell>
          <table:table-cell table:formula="of:=[.G8]/[.$E$52]*0.001" office:value-type="float" office:value="0.000436593901016497" calcext:value-type="float">
            <text:p>0.000436593901016497</text:p>
          </table:table-cell>
          <table:table-cell table:formula="of:=[.H8]/[.$E$52]*0.001" office:value-type="float" office:value="0.0000466588901849692" calcext:value-type="float">
            <text:p>4.66588901849692E-05</text:p>
          </table:table-cell>
          <table:table-cell table:formula="of:=[.I8]/[.$E$52]*0.001" office:value-type="float" office:value="0.000214964172637894" calcext:value-type="float">
            <text:p>0.000214964172637894</text:p>
          </table:table-cell>
          <table:table-cell table:formula="of:=[.J8]/[.$E$52]*0.001" office:value-type="float" office:value="0.0000199966672221296" calcext:value-type="float">
            <text:p>1.99966672221296E-05</text:p>
          </table:table-cell>
          <table:table-cell table:formula="of:=[.K8]/[.$E$52]*0.001" office:value-type="float" office:value="0.0000583236127312115" calcext:value-type="float">
            <text:p>5.83236127312115E-05</text:p>
          </table:table-cell>
          <table:table-cell table:formula="of:=[.L8]/[.$E$52]*0.001" office:value-type="float" office:value="0.00479920013331112" calcext:value-type="float">
            <text:p>0.00479920013331112</text:p>
          </table:table-cell>
          <table:table-cell/>
          <table:table-cell table:formula="of:=[.C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-I</text:p>
          </table:table-cell>
          <table:table-cell table:formula="of:=[.B9]+273.15" office:value-type="float" office:value="294.55" calcext:value-type="float">
            <text:p>294.55</text:p>
          </table:table-cell>
          <table:table-cell/>
          <table:table-cell table:formula="of:=[.D9]" office:value-type="float" office:value="7.79" calcext:value-type="float">
            <text:p>7.79</text:p>
          </table:table-cell>
          <table:table-cell table:formula="of:=[.E9]/[.$E$52]*0.001" office:value-type="float" office:value="0.00519913347775371" calcext:value-type="float">
            <text:p>0.00519913347775371</text:p>
          </table:table-cell>
          <table:table-cell table:formula="of:=[.F9]/[.$E$52]*0.001" office:value-type="float" office:value="0.0027662056323946" calcext:value-type="float">
            <text:p>0.0027662056323946</text:p>
          </table:table-cell>
          <table:table-cell table:formula="of:=[.G9]/[.$E$52]*0.001" office:value-type="float" office:value="0.000426595567405432" calcext:value-type="float">
            <text:p>0.000426595567405432</text:p>
          </table:table-cell>
          <table:table-cell table:formula="of:=[.H9]/[.$E$52]*0.001" office:value-type="float" office:value="0.0000583236127312115" calcext:value-type="float">
            <text:p>5.83236127312115E-05</text:p>
          </table:table-cell>
          <table:table-cell table:formula="of:=[.I9]/[.$E$52]*0.001" office:value-type="float" office:value="0.000231628061989668" calcext:value-type="float">
            <text:p>0.000231628061989668</text:p>
          </table:table-cell>
          <table:table-cell table:formula="of:=[.J9]/[.$E$52]*0.001" office:value-type="float" office:value="0.0000199966672221296" calcext:value-type="float">
            <text:p>1.99966672221296E-05</text:p>
          </table:table-cell>
          <table:table-cell table:formula="of:=[.K9]/[.$E$52]*0.001" office:value-type="float" office:value="0.000056657223796034" calcext:value-type="float">
            <text:p>5.6657223796034E-05</text:p>
          </table:table-cell>
          <table:table-cell table:formula="of:=[.L9]/[.$E$52]*0.001" office:value-type="float" office:value="0.00476587235460757" calcext:value-type="float">
            <text:p>0.00476587235460757</text:p>
          </table:table-cell>
          <table:table-cell/>
          <table:table-cell table:formula="of:=[.C9]" office:value-type="float" office:value="695" calcext:value-type="float">
            <text:p>695</text:p>
          </table:table-cell>
        </table:table-row>
        <table:table-row table:style-name="ro1">
          <table:table-cell office:value-type="string" calcext:value-type="string">
            <text:p>F-3</text:p>
          </table:table-cell>
          <table:table-cell table:formula="of:=[.B10]+273.15" office:value-type="float" office:value="293.65" calcext:value-type="float">
            <text:p>293.65</text:p>
          </table:table-cell>
          <table:table-cell/>
          <table:table-cell table:formula="of:=[.D10]" office:value-type="float" office:value="8.06" calcext:value-type="float">
            <text:p>8.06</text:p>
          </table:table-cell>
          <table:table-cell table:formula="of:=[.E10]/[.$E$52]*0.001" office:value-type="float" office:value="0.00518246958840193" calcext:value-type="float">
            <text:p>0.00518246958840193</text:p>
          </table:table-cell>
          <table:table-cell table:formula="of:=[.F10]/[.$E$52]*0.001" office:value-type="float" office:value="0.00273287785369105" calcext:value-type="float">
            <text:p>0.00273287785369105</text:p>
          </table:table-cell>
          <table:table-cell table:formula="of:=[.G10]/[.$E$52]*0.001" office:value-type="float" office:value="0.000419930011664723" calcext:value-type="float">
            <text:p>0.000419930011664723</text:p>
          </table:table-cell>
          <table:table-cell table:formula="of:=[.H10]/[.$E$52]*0.001" office:value-type="float" office:value="0.0000616563906015664" calcext:value-type="float">
            <text:p>6.16563906015664E-05</text:p>
          </table:table-cell>
          <table:table-cell table:formula="of:=[.I10]/[.$E$52]*0.001" office:value-type="float" office:value="0.000233294450924846" calcext:value-type="float">
            <text:p>0.000233294450924846</text:p>
          </table:table-cell>
          <table:table-cell table:formula="of:=[.J10]/[.$E$52]*0.001" office:value-type="float" office:value="0.0000166638893517747" calcext:value-type="float">
            <text:p>1.66638893517747E-05</text:p>
          </table:table-cell>
          <table:table-cell table:formula="of:=[.K10]/[.$E$52]*0.001" office:value-type="float" office:value="0.0000583236127312115" calcext:value-type="float">
            <text:p>5.83236127312115E-05</text:p>
          </table:table-cell>
          <table:table-cell table:formula="of:=[.L10]/[.$E$52]*0.001" office:value-type="float" office:value="0.00471588068655224" calcext:value-type="float">
            <text:p>0.00471588068655224</text:p>
          </table:table-cell>
          <table:table-cell/>
          <table:table-cell table:formula="of:=[.C10]" office:value-type="float" office:value="695" calcext:value-type="float">
            <text:p>695</text:p>
          </table:table-cell>
        </table:table-row>
        <table:table-row table:style-name="ro1">
          <table:table-cell office:value-type="string" calcext:value-type="string">
            <text:p>F-4</text:p>
          </table:table-cell>
          <table:table-cell table:formula="of:=[.B11]+273.15" office:value-type="float" office:value="292.85" calcext:value-type="float">
            <text:p>292.85</text:p>
          </table:table-cell>
          <table:table-cell/>
          <table:table-cell table:formula="of:=[.D11]" office:value-type="float" office:value="8.27" calcext:value-type="float">
            <text:p>8.27</text:p>
          </table:table-cell>
          <table:table-cell table:formula="of:=[.E11]/[.$E$52]*0.001" office:value-type="float" office:value="0.00463256123979337" calcext:value-type="float">
            <text:p>0.00463256123979337</text:p>
          </table:table-cell>
          <table:table-cell table:formula="of:=[.F11]/[.$E$52]*0.001" office:value-type="float" office:value="0.00266622229628395" calcext:value-type="float">
            <text:p>0.00266622229628395</text:p>
          </table:table-cell>
          <table:table-cell table:formula="of:=[.G11]/[.$E$52]*0.001" office:value-type="float" office:value="0.000426595567405432" calcext:value-type="float">
            <text:p>0.000426595567405432</text:p>
          </table:table-cell>
          <table:table-cell table:formula="of:=[.H11]/[.$E$52]*0.001" office:value-type="float" office:value="0.0000599900016663889" calcext:value-type="float">
            <text:p>5.99900016663889E-05</text:p>
          </table:table-cell>
          <table:table-cell table:formula="of:=[.I11]/[.$E$52]*0.001" office:value-type="float" office:value="0.000238293617730378" calcext:value-type="float">
            <text:p>0.000238293617730378</text:p>
          </table:table-cell>
          <table:table-cell table:formula="of:=[.J11]/[.$E$52]*0.001" office:value-type="float" office:value="0.0000166638893517747" calcext:value-type="float">
            <text:p>1.66638893517747E-05</text:p>
          </table:table-cell>
          <table:table-cell table:formula="of:=[.K11]/[.$E$52]*0.001" office:value-type="float" office:value="0.0000633227795367439" calcext:value-type="float">
            <text:p>6.33227795367439E-05</text:p>
          </table:table-cell>
          <table:table-cell table:formula="of:=[.L11]/[.$E$52]*0.001" office:value-type="float" office:value="0.00476587235460757" calcext:value-type="float">
            <text:p>0.00476587235460757</text:p>
          </table:table-cell>
          <table:table-cell/>
          <table:table-cell table:formula="of:=[.C11]"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F-5</text:p>
          </table:table-cell>
          <table:table-cell table:formula="of:=[.B12]+273.15" office:value-type="float" office:value="292.75" calcext:value-type="float">
            <text:p>292.75</text:p>
          </table:table-cell>
          <table:table-cell/>
          <table:table-cell table:formula="of:=[.D12]" office:value-type="float" office:value="8.28" calcext:value-type="float">
            <text:p>8.28</text:p>
          </table:table-cell>
          <table:table-cell table:formula="of:=[.E12]/[.$E$52]*0.001" office:value-type="float" office:value="0.0045492417930345" calcext:value-type="float">
            <text:p>0.0045492417930345</text:p>
          </table:table-cell>
          <table:table-cell table:formula="of:=[.F12]/[.$E$52]*0.001" office:value-type="float" office:value="0.00261623062822863" calcext:value-type="float">
            <text:p>0.00261623062822863</text:p>
          </table:table-cell>
          <table:table-cell table:formula="of:=[.G12]/[.$E$52]*0.001" office:value-type="float" office:value="0.000424929178470255" calcext:value-type="float">
            <text:p>0.000424929178470255</text:p>
          </table:table-cell>
          <table:table-cell table:formula="of:=[.H12]/[.$E$52]*0.001" office:value-type="float" office:value="0.0000516580569905016" calcext:value-type="float">
            <text:p>5.16580569905016E-05</text:p>
          </table:table-cell>
          <table:table-cell table:formula="of:=[.I12]/[.$E$52]*0.001" office:value-type="float" office:value="0.000233294450924846" calcext:value-type="float">
            <text:p>0.000233294450924846</text:p>
          </table:table-cell>
          <table:table-cell table:formula="of:=[.J12]/[.$E$52]*0.001" office:value-type="float" office:value="0.0000183302782869522" calcext:value-type="float">
            <text:p>1.83302782869522E-05</text:p>
          </table:table-cell>
          <table:table-cell table:formula="of:=[.K12]/[.$E$52]*0.001" office:value-type="float" office:value="0.000056657223796034" calcext:value-type="float">
            <text:p>5.6657223796034E-05</text:p>
          </table:table-cell>
          <table:table-cell table:formula="of:=[.L12]/[.$E$52]*0.001" office:value-type="float" office:value="0.00471588068655224" calcext:value-type="float">
            <text:p>0.00471588068655224</text:p>
          </table:table-cell>
          <table:table-cell/>
          <table:table-cell table:formula="of:=[.C12]"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F-2</text:p>
          </table:table-cell>
          <table:table-cell table:formula="of:=[.B13]+273.15" office:value-type="float" office:value="291.55" calcext:value-type="float">
            <text:p>291.55</text:p>
          </table:table-cell>
          <table:table-cell/>
          <table:table-cell table:formula="of:=[.D13]" office:value-type="float" office:value="8.37" calcext:value-type="float">
            <text:p>8.37</text:p>
          </table:table-cell>
          <table:table-cell table:formula="of:=[.E13]/[.$E$52]*0.001" office:value-type="float" office:value="0.00439926678886852" calcext:value-type="float">
            <text:p>0.00439926678886852</text:p>
          </table:table-cell>
          <table:table-cell table:formula="of:=[.F13]/[.$E$52]*0.001" office:value-type="float" office:value="0.00251624729211798" calcext:value-type="float">
            <text:p>0.00251624729211798</text:p>
          </table:table-cell>
          <table:table-cell table:formula="of:=[.G13]/[.$E$52]*0.001" office:value-type="float" office:value="0.000426595567405432" calcext:value-type="float">
            <text:p>0.000426595567405432</text:p>
          </table:table-cell>
          <table:table-cell table:formula="of:=[.H13]/[.$E$52]*0.001" office:value-type="float" office:value="0.0000533244459256791" calcext:value-type="float">
            <text:p>5.33244459256791E-05</text:p>
          </table:table-cell>
          <table:table-cell table:formula="of:=[.I13]/[.$E$52]*0.001" office:value-type="float" office:value="0.000238293617730378" calcext:value-type="float">
            <text:p>0.000238293617730378</text:p>
          </table:table-cell>
          <table:table-cell table:formula="of:=[.J13]/[.$E$52]*0.001" office:value-type="float" office:value="0.0000166638893517747" calcext:value-type="float">
            <text:p>1.66638893517747E-05</text:p>
          </table:table-cell>
          <table:table-cell table:formula="of:=[.K13]/[.$E$52]*0.001" office:value-type="float" office:value="0.000056657223796034" calcext:value-type="float">
            <text:p>5.6657223796034E-05</text:p>
          </table:table-cell>
          <table:table-cell table:formula="of:=[.L13]/[.$E$52]*0.001" office:value-type="float" office:value="0.00471588068655224" calcext:value-type="float">
            <text:p>0.00471588068655224</text:p>
          </table:table-cell>
          <table:table-cell/>
          <table:table-cell table:formula="of:=[.C13]"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F-6</text:p>
          </table:table-cell>
          <table:table-cell table:formula="of:=[.B14]+273.15" office:value-type="float" office:value="287.55" calcext:value-type="float">
            <text:p>287.55</text:p>
          </table:table-cell>
          <table:table-cell/>
          <table:table-cell table:formula="of:=[.D14]" office:value-type="float" office:value="8.25" calcext:value-type="float">
            <text:p>8.25</text:p>
          </table:table-cell>
          <table:table-cell table:formula="of:=[.E14]/[.$E$52]*0.001" office:value-type="float" office:value="0.00349941676387269" calcext:value-type="float">
            <text:p>0.00349941676387269</text:p>
          </table:table-cell>
          <table:table-cell table:formula="of:=[.F14]/[.$E$52]*0.001" office:value-type="float" office:value="0.00203299450091651" calcext:value-type="float">
            <text:p>0.00203299450091651</text:p>
          </table:table-cell>
          <table:table-cell table:formula="of:=[.G14]/[.$E$52]*0.001" office:value-type="float" office:value="0.000354940843192801" calcext:value-type="float">
            <text:p>0.000354940843192801</text:p>
          </table:table-cell>
          <table:table-cell table:formula="of:=[.H14]/[.$E$52]*0.001" office:value-type="float" office:value="0.0000549908348608565" calcext:value-type="float">
            <text:p>5.49908348608565E-05</text:p>
          </table:table-cell>
          <table:table-cell table:formula="of:=[.I14]/[.$E$52]*0.001" office:value-type="float" office:value="0.000189968338610232" calcext:value-type="float">
            <text:p>0.000189968338610232</text:p>
          </table:table-cell>
          <table:table-cell table:formula="of:=[.J14]/[.$E$52]*0.001" office:value-type="float" office:value="0.0000116647225462423" calcext:value-type="float">
            <text:p>1.16647225462423E-05</text:p>
          </table:table-cell>
          <table:table-cell table:formula="of:=[.K14]/[.$E$52]*0.001" office:value-type="float" office:value="0.0000666555574070988" calcext:value-type="float">
            <text:p>6.66555574070988E-05</text:p>
          </table:table-cell>
          <table:table-cell table:formula="of:=[.L14]/[.$E$52]*0.001" office:value-type="float" office:value="0.00409931678053658" calcext:value-type="float">
            <text:p>0.00409931678053658</text:p>
          </table:table-cell>
          <table:table-cell/>
          <table:table-cell table:formula="of:=[.C14]" office:value-type="float" office:value="442" calcext:value-type="float">
            <text:p>4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nl" fo:country="NL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Timo Heimovaara</meta:initial-creator>
    <meta:creation-date>2018-01-17T16:48:14.720737644</meta:creation-date>
    <dc:date>2026-01-19T13:22:50.431641728</dc:date>
    <meta:editing-duration>PT4H3M18S</meta:editing-duration>
    <meta:editing-cycles>6</meta:editing-cycles>
    <meta:generator>LibreOffice/25.8.4.2$Linux_X86_64 LibreOffice_project/580$Build-2</meta:generator>
    <dc:creator>T H</dc:creator>
    <meta:document-statistic meta:table-count="1" meta:cell-count="605" meta:object-count="0"/>
  </office:meta>
</office:document-meta>
</file>